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5.447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kdw_status_are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dw_read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table:formula="of:=SUM([.B3:.B4])" office:value-type="float" office:value="1077488911.69238" calcext:value-type="float">
            <text:p>1077488911,69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229528.8299559" calcext:value-type="float">
            <text:p>2229528,8299559</text:p>
          </table:table-cell>
          <table:table-cell office:value-type="float" office:value="151206.956439393" calcext:value-type="float">
            <text:p>151206,956439393</text:p>
          </table:table-cell>
          <table:table-cell table:style-name="ce1" table:formula="of:=[.B3]/[.$B$2]" office:value-type="percentage" office:value="0.00206918958122182" calcext:value-type="percentage">
            <text:p>0,21%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075259382.86242" calcext:value-type="float">
            <text:p>1075259382,86242</text:p>
          </table:table-cell>
          <table:table-cell office:value-type="float" office:value="10542547.1344133" calcext:value-type="float">
            <text:p>10542547,1344133</text:p>
          </table:table-cell>
          <table:table-cell table:style-name="ce1" table:formula="of:=[.B4]/[.$B$2]" office:value-type="percentage" office:value="0.997930810418778" calcext:value-type="percentage">
            <text:p>99,7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5T03:05:12.760044500</dc:date>
    <meta:editing-duration>PT1M35S</meta:editing-duration>
    <meta:editing-cycles>1</meta:editing-cycles>
    <meta:document-statistic meta:table-count="1" meta:cell-count="13" meta:object-count="0"/>
    <meta:generator>LibreOffice/25.2.2.2$Windows_X86_64 LibreOffice_project/7370d4be9e3cf6031a51beef54ff3bda878e3fac</meta:generator>
  </office:meta>
</office:document-meta>
</file>